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46cm" svg:height="8.238cm" svg:x="0.25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3:19:36.210830337</dc:date>
    <meta:editing-duration>PT4M4S</meta:editing-duration>
    <meta:editing-cycles>23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7cm" svg:height="8.239cm" xlink:href="." xlink:type="simple" chart:class="chart:scatter" chart:style-name="ch1">
        <chart:plot-area chart:style-name="ch2" chart:data-source-has-labels="both" svg:x="0.292cm" svg:y="0.164cm" svg:width="14.063cm" svg:height="7.911cm">
          <chartooo:coordinate-region svg:x="0.834cm" svg:y="0.363cm" svg:width="13.427cm" svg:height="7.513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628292692472821">
                <text:p>-0.0628292692472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25643036312513">
                <text:p>-0.125643036312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18842580283857">
                <text:p>-0.18842580283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251162078117254">
                <text:p>-0.251162078117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313836382911379">
                <text:p>-0.313836382911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376433253274057">
                <text:p>-0.376433253274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438937244364181">
                <text:p>-0.438937244364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501332934257217">
                <text:p>-0.501332934257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63604927750331">
                <text:p>-0.563604927750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25737860160923">
                <text:p>-0.625737860160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687716401117638">
                <text:p>-0.687716401117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749525258342898">
                <text:p>-0.749525258342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811149181426049">
                <text:p>-0.811149181426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87257296558617">
                <text:p>-0.87257296558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33781455423621">
                <text:p>-0.933781455423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94759548659419">
                <text:p>-0.994759548659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05549219986149">
                <text:p>-1.05549219986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17616130092922">
                <text:p>-1.17616130092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2956696727926">
                <text:p>-1.2956696727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41389937511703">
                <text:p>-1.41389937511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53073372946036">
                <text:p>-1.53073372946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64605743442044">
                <text:p>-1.646057434420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5975667942366">
                <text:p>-1.75975667942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87171925704229">
                <text:p>-1.87171925704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98183467372963">
                <text:p>-1.98183467372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0899942588638">
                <text:p>-2.0899942588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19609127199253">
                <text:p>-2.19609127199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30002100817311">
                <text:p>-2.300021008173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40168090130354">
                <text:p>-2.40168090130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4516282146119">
                <text:p>-2.4516282146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50097062534282">
                <text:p>-2.50097062534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59779219332073">
                <text:p>-2.59779219332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69205005403909">
                <text:p>-2.69205005403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78365118636926">
                <text:p>-2.783651186369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87250519105275">
                <text:p>-2.87250519105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95852437991444">
                <text:p>-2.95852437991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3.04162386240012">
                <text:p>-3.04162386240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3.12172162935332">
                <text:p>-3.12172162935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3.19873863394836">
                <text:p>-3.19873863394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3.27259886970009">
                <text:p>-3.27259886970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.34322944547308">
                <text:p>-3.34322944547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41056065741637">
                <text:p>-3.410560657416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47452605775277">
                <text:p>-3.47452605775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.53506252035477">
                <text:p>-3.535062520354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.59211030304246">
                <text:p>-3.592110303042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.64561310654178">
                <text:p>-3.64561310654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9551813004515">
                <text:p>-3.69551813004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3.74177612331947">
                <text:p>-3.74177612331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3.78434143531018">
                <text:p>-3.78434143531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3.82317205919332">
                <text:p>-3.82317205919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3.85822967383119">
                <text:p>-3.8582296738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3.88947968159071">
                <text:p>-3.889479681590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3.91689124248706">
                <text:p>-3.91689124248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3.9404373046191">
                <text:p>-3.94043730461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3.96009463086623">
                <text:p>-3.960094630866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.97584382182072">
                <text:p>-3.97584382182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.98766933493251">
                <text:p>-3.98766933493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3.99555949984788">
                <text:p>-3.99555949984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3.99950652992664">
                <text:p>-3.999506529926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3.99950652992664">
                <text:p>-3.999506529926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3.99555949984788">
                <text:p>-3.99555949984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3.98766933493251">
                <text:p>-3.987669334932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3.97584382182072">
                <text:p>-3.975843821820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3.96009463086623">
                <text:p>-3.960094630866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3.9404373046191">
                <text:p>-3.94043730461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3.91689124248706">
                <text:p>-3.916891242487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3.88947968159071">
                <text:p>-3.889479681590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3.85822967383119">
                <text:p>-3.85822967383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3.82317205919332">
                <text:p>-3.823172059193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3.78434143531018">
                <text:p>-3.78434143531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3.74177612331947">
                <text:p>-3.741776123319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.69551813004515">
                <text:p>-3.695518130045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3.64561310654178">
                <text:p>-3.645613106541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3.59211030304246">
                <text:p>-3.592110303042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3.53506252035477">
                <text:p>-3.535062520354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3.47452605775276">
                <text:p>-3.474526057752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3.41056065741637">
                <text:p>-3.410560657416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3.34322944547308">
                <text:p>-3.34322944547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3.27259886970009">
                <text:p>-3.27259886970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3.19873863394836">
                <text:p>-3.19873863394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3.12172162935332">
                <text:p>-3.121721629353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3.04162386240012">
                <text:p>-3.041623862400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95852437991444">
                <text:p>-2.958524379914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87250519105276">
                <text:p>-2.87250519105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2.78365118636926">
                <text:p>-2.783651186369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2.69205005403909">
                <text:p>-2.692050054039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2.59779219332074">
                <text:p>-2.597792193320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2.50097062534282">
                <text:p>-2.500970625342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2.40168090130354">
                <text:p>-2.401680901303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2.30002100817311">
                <text:p>-2.300021008173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2.19609127199253">
                <text:p>-2.196091271992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2.08999425886379">
                <text:p>-2.089994258863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1.98183467372963">
                <text:p>-1.98183467372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.87171925704229">
                <text:p>-1.871719257042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75975667942366">
                <text:p>-1.75975667942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1.64605743442044">
                <text:p>-1.646057434420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.53073372946036">
                <text:p>-1.530733729460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.41389937511703">
                <text:p>-1.413899375117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2956696727926">
                <text:p>-1.29566967279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.17616130092922">
                <text:p>-1.176161300929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1.05549219986149">
                <text:p>-1.055492199861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0.994759548659421">
                <text:p>-0.994759548659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0.933781455423621">
                <text:p>-0.9337814554236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872572965586173">
                <text:p>-0.8725729655861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811149181426049">
                <text:p>-0.8111491814260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749525258342902">
                <text:p>-0.7495252583429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687716401117639">
                <text:p>-0.6877164011176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625737860160924">
                <text:p>-0.625737860160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563604927750332">
                <text:p>-0.5636049277503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501332934257218">
                <text:p>-0.5013329342572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438937244364183">
                <text:p>-0.4389372443641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0.376433253274056">
                <text:p>-0.3764332532740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313836382911382">
                <text:p>-0.313836382911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251162078117253">
                <text:p>-0.2511620781172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188425802838574">
                <text:p>-0.1884258028385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125643036312513">
                <text:p>-0.1256430363125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0628292692472831">
                <text:p>-0.06282926924728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